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hnschrift SemiBold" svg:font-family="'Bahnschrift SemiBold'"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e4c5" officeooo:paragraph-rsid="0018e4c5"/>
    </style:style>
    <style:style style:name="P2" style:family="paragraph" style:parent-style-name="Standard">
      <style:text-properties officeooo:rsid="0018e4c5" officeooo:paragraph-rsid="0018e4c5"/>
    </style:style>
    <style:style style:name="P3" style:family="paragraph" style:parent-style-name="Standard">
      <style:text-properties officeooo:rsid="001a85fa" officeooo:paragraph-rsid="001a85fa"/>
    </style:style>
    <style:style style:name="P4" style:family="paragraph" style:parent-style-name="Standard">
      <style:text-properties officeooo:paragraph-rsid="001a85fa"/>
    </style:style>
    <style:style style:name="P5" style:family="paragraph" style:parent-style-name="Standard">
      <style:text-properties officeooo:rsid="001c67e0" officeooo:paragraph-rsid="001c67e0"/>
    </style:style>
    <style:style style:name="T1" style:family="text">
      <style:text-properties officeooo:rsid="001a85fa"/>
    </style:style>
    <style:style style:name="T2" style:family="text">
      <style:text-properties fo:color="#000000" loext:opacity="100%" style:text-outline="false" style:text-line-through-style="none" style:text-line-through-type="none" style:font-name="Calibri" fo:font-size="18pt" fo:font-style="normal" fo:text-shadow="none" style:text-underline-style="solid" style:text-underline-width="auto" style:text-underline-color="font-color" fo:font-weight="bold" style:font-size-asian="18pt" style:font-style-asian="normal" style:font-weight-asian="bold" style:text-emphasize="none"/>
    </style:style>
    <style:style style:name="T3"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4" style:family="text">
      <style:text-properties officeooo:rsid="001c498a"/>
    </style:style>
    <style:style style:name="T5" style:family="text">
      <style:text-properties officeooo:rsid="001c67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ATIONS CONCERNANT LE CURRICULUM VITAE DE ANTOINE : </text:p>
      <text:p text:style-name="P1"/>
      <text:p text:style-name="P1">FORMATIONS : </text:p>
      <text:p text:style-name="P1"/>
      <text:p text:style-name="P1">J’ai tout d’abord eu le brevet des collèges avec mention « très bien » au collège Bellevue de Loué. Puis j’ai été accepté au lycée Yourcenar pour effectuer ma seconde. Sauf que les spécialités ne me convenaient pas donc j’ai demandé à changer de lycée et cela a été accepté. J’ai fait ma première et terminale à Touchard avec spécialités : Maths, NSI et SI que j’ai abandonné en première. En terminale j’ai eu l’occasion de participer à un concours générale des lycées de mathématiques. J’ai au mon baccalauréat mention « bien » au terme de ces 3 années de lycée. Je suis donc resté au lycée pour effectuer un BTS CIEL qui dure deux ans. </text:p>
      <text:p text:style-name="P1"/>
      <text:p text:style-name="P4"><text:span text:style-name="T1">EXP</text:span><text:span text:style-name="T3">É</text:span><text:span text:style-name="T1">RIENCES :</text:span></text:p>
      <text:p text:style-name="P3"/>
      <text:p text:style-name="P3">- <text:span text:style-name="T4">J’ai fait un stage de découverte de 3ème dans l’entreprise COVEA plus particulièrement chez MMA. J’ai découvert tout le domaine de l’informatique couplé avec le domaine du marketing et des assurances. Mon stage a duré 1 semaine durant le mois de juin 2021.</text:span></text:p>
      <text:p text:style-name="P3"/>
      <text:p text:style-name="P3">- <text:span text:style-name="T4">J’ai effectué un travail d’été de 2 semaines durant le mois de juillet 2024 dans l’entreprise CondiPlus. Mes tâches étaient le conditionnement de produits cosmétiques et de la polyvalence dans l’usine. La polyvalence était l’approvisionnement des produits cosmétiques, la palettisation et la dépalettisation des produits, le remplissage en carton des poubelles et le vidage de celles-ci.</text:span></text:p>
      <text:p text:style-name="P3"/>
      <text:p text:style-name="P3">- <text:span text:style-name="T4">J’ai réalisé un stage de </text:span><text:span text:style-name="T5">validation de 1ère année de BTS CIEL qui a duré 6 semaines entre mai et juin 2025 au centre hospitalier du Mans. J’ai eu comme projet de redévelopper un logiciel déjà existant possédant une version de WinDev/WebDev très ancienne (un langage de programmation). On a mis à jour ce langage de programmation pour correspondre aux attentes du serveur et du navigateur web.</text:span></text:p>
      <text:p text:style-name="P3"/>
      <text:p text:style-name="P5">- Durant 1 mois et demi, j’ai fait un job d’été pendant la période de juillet/août 2025 à Castorama le Mans. J’étais employé de rayon et je m’occupais de mettre tous les produits dans les rayons de Castorama. Je devais aussi m’occuper d’informer et de renseigner les clients si ceux-ci avaient besoin d’aide ou de renseignements. Et j’ai aussi aidé à redonner « un coup de jeune » au bâtiment extérieur, c’est-à-dire enlever les déchets qui traînaient sur le sol, mettre les produits dans les rayons ou encore réorganiser les produits dans les ray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hnschrift SemiBold" svg:font-family="'Bahnschrift SemiBold'"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23T11:36:41.140000000</meta:creation-date>
    <dc:date>2025-10-23T14:46:15.184000000</dc:date>
    <meta:editing-duration>PT1H7M8S</meta:editing-duration>
    <meta:editing-cycles>4</meta:editing-cycles>
    <meta:generator>LibreOffice/7.6.2.1$Windows_X86_64 LibreOffice_project/56f7684011345957bbf33a7ee678afaf4d2ba333</meta:generator>
    <meta:document-statistic meta:table-count="0" meta:image-count="0" meta:object-count="0" meta:page-count="1" meta:paragraph-count="8" meta:word-count="391" meta:character-count="2313" meta:non-whitespace-character-count="1927"/>
  </office:meta>
</office:document-meta>
</file>